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f248" officeooo:paragraph-rsid="0016f248"/>
    </style:style>
    <style:style style:name="P2" style:family="paragraph" style:parent-style-name="Standard">
      <style:text-properties officeooo:rsid="0018b7f5" officeooo:paragraph-rsid="0018b7f5"/>
    </style:style>
    <style:style style:name="P3" style:family="paragraph" style:parent-style-name="Standard">
      <style:text-properties officeooo:rsid="0018b7f5" officeooo:paragraph-rsid="001a2f11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officeooo:rsid="001a2f1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6.149cm" fo:min-width="2.33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5.488cm" fo:min-width="3.09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6.223cm" fo:min-width="2.716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1" draw:style-name="gr2" draw:text-style-name="P4" svg:width="3.1cm" svg:height="25.489cm" svg:x="-0.106cm" svg:y="0.023cm"><text:p/><draw:enhanced-geometry svg:viewBox="0 0 21600 21600" draw:type="rectangle" draw:enhanced-path="M 0 0 L 21600 0 21600 21600 0 21600 0 0 Z N"/></draw:custom-shape><draw:custom-shape text:anchor-type="paragraph" draw:z-index="2" draw:style-name="gr3" draw:text-style-name="P4" svg:width="2.717cm" svg:height="6.224cm" svg:x="4.113cm" svg:y="-0.004cm"><text:p/><draw:enhanced-geometry svg:viewBox="0 0 21600 21600" draw:mirror-vertical="true" draw:type="rectangle" draw:enhanced-path="M 0 0 L 21600 0 21600 21600 0 21600 0 0 Z N"/></draw:custom-shape>bunk.bsp</text:p>
      <text:p text:style-name="P2"><draw:custom-shape text:anchor-type="paragraph" draw:z-index="0" draw:style-name="gr1" draw:text-style-name="P4" svg:width="2.336cm" svg:height="6.15cm" svg:x="-0.106cm" svg:y="0.026cm"><text:p/><draw:enhanced-geometry svg:viewBox="0 0 21600 21600" draw:type="rectangle" draw:enhanced-path="M 0 0 L 21600 0 21600 21600 0 21600 0 0 Z N"/></draw:custom-shape>dday1.bsp</text:p>
      <text:p text:style-name="P3">dday2.bsp</text:p>
      <text:p text:style-name="P2">dday3.bsp</text:p>
      <text:p text:style-name="P2">dday4.bsp</text:p>
      <text:p text:style-name="P2">dday5.bsp</text:p>
      <text:p text:style-name="P2">desert1.bsp</text:p>
      <text:p text:style-name="P2">desert2.bsp</text:p>
      <text:p text:style-name="P2">desert3.bsp</text:p>
      <text:p text:style-name="P2">desert4.bsp</text:p>
      <text:p text:style-name="P2">desert5.bsp</text:p>
      <text:p text:style-name="P2">desert6.bsp</text:p>
      <text:p text:style-name="P2">desert7.bsp</text:p>
      <text:p text:style-name="P2">doomtown.bsp</text:p>
      <text:p text:style-name="P2">gbrdday1.bsp</text:p>
      <text:p text:style-name="P2">gbrdday2.bsp</text:p>
      <text:p text:style-name="P2">gbrdday3.bsp</text:p>
      <text:p text:style-name="P2">gbrdday4.bsp</text:p>
      <text:p text:style-name="P2">gbrdday5.bsp</text:p>
      <text:p text:style-name="P2">gbrdday6.bsp</text:p>
      <text:p text:style-name="P2">gbrsnow1.bsp</text:p>
      <text:p text:style-name="P2">gbrsnow2.bsp</text:p>
      <text:p text:style-name="P2">gbrsnow3.bsp</text:p>
      <text:p text:style-name="P2">gbrsnow4.bsp</text:p>
      <text:p text:style-name="P2">hill.bsp</text:p>
      <text:p text:style-name="P2">inland1.bsp</text:p>
      <text:p text:style-name="P2">inland2.bsp</text:p>
      <text:p text:style-name="P2">inland3.bsp</text:p>
      <text:p text:style-name="P2">inland4.bsp</text:p>
      <text:p text:style-name="P2">inland5.bsp</text:p>
      <text:p text:style-name="P2">inland6.bsp</text:p>
      <text:p text:style-name="P2">inland7.bsp</text:p>
      <text:p text:style-name="P2">invade1.bsp</text:p>
      <text:p text:style-name="P2">invade2.bsp</text:p>
      <text:p text:style-name="P2">invade3.bsp</text:p>
      <text:p text:style-name="P2">invade4.bsp</text:p>
      <text:p text:style-name="P2">invade5.bsp</text:p>
      <text:p text:style-name="P2">invade6.bsp</text:p>
      <text:p text:style-name="P2">invade7.bsp</text:p>
      <text:p text:style-name="P2">itadday1.bsp</text:p>
      <text:p text:style-name="P2">itadday2.bsp</text:p>
      <text:p text:style-name="P2">itadday3.bsp</text:p>
      <text:p text:style-name="P2">kawaj.bsp</text:p>
      <text:p text:style-name="P2">outpost.bsp</text:p>
      <text:p text:style-name="P2">poldday1.bsp</text:p>
      <text:p text:style-name="P2">poldday2.bsp</text:p>
      <text:p text:style-name="P2">poldday3.bsp</text:p>
      <text:p text:style-name="P2">poldday4.bsp</text:p>
      <text:p text:style-name="P2">poldday5.bsp</text:p>
      <text:p text:style-name="P2">polmunf1.bsp</text:p>
      <text:p text:style-name="P2">polmunf2.bsp</text:p>
      <text:p text:style-name="P2">polmunf3.bsp</text:p>
      <text:p text:style-name="P2">soviet1.bsp</text:p>
      <text:p text:style-name="P2">soviet2.bsp</text:p>
      <text:p text:style-name="P2">soviet3.bsp</text:p>
      <text:p text:style-name="P2">soviet4.bsp</text:p>
      <text:p text:style-name="P2">soviet5.bsp</text:p>
      <text:p text:style-name="P2">soviet6.bsp</text:p>
      <text:p text:style-name="P2">soviet7.bsp</text:p>
      <text:p text:style-name="P2">soviet8.bsp</text:p>
      <text:p text:style-name="P2">wake.bsp</text:p>
      <text:p text:style-name="P2">00039ntg1.bsp</text:p>
      <text:p text:style-name="P2">1rbtrng.bsp</text:p>
      <text:p text:style-name="P2">29.bsp</text:p>
      <text:p text:style-name="P2">2rivers.bsp</text:p>
      <text:p text:style-name="P2">3.bsp</text:p>
      <text:p text:style-name="P2">arena01.bsp</text:p>
      <text:p text:style-name="P2">arena02.bsp</text:p>
      <text:p text:style-name="P2">skirmish.bsp</text:p>
      <text:p text:style-name="P2">Ardennes.bsp</text:p>
      <text:p text:style-name="P2">CASTELO.bsp</text:p>
      <text:p text:style-name="P2">Caen.bsp</text:p>
      <text:p text:style-name="P2">GfrontL.bsp</text:p>
      <text:p text:style-name="P2">LCAVE.bsp</text:p>
      <text:p text:style-name="P2">LTOWERS.bsp</text:p>
      <text:p text:style-name="P2">NOODLE.bsp</text:p>
      <text:p text:style-name="P2">streets.bsp</text:p>
      <text:p text:style-name="P2">thebaa.bsp</text:p>
      <text:p text:style-name="P2">UBUNKER.bsp</text:p>
      <text:p text:style-name="P2">Utah.bsp</text:p>
      <text:p text:style-name="P2">aa.bsp</text:p>
      <text:p text:style-name="P2">abasev11.bsp</text:p>
      <text:p text:style-name="P2">abasev13.bsp</text:p>
      <text:p text:style-name="P2">air.bsp</text:p>
      <text:p text:style-name="P2">alley.bsp</text:p>
      <text:p text:style-name="P2">alomaha.bsp</text:p>
      <text:p text:style-name="P2">alpine.bsp</text:p>
      <text:p text:style-name="P2">alptown.bsp</text:p>
      <text:p text:style-name="P2">battle2bh.bsp</text:p>
      <text:p text:style-name="P2">ammoware.bsp</text:p>
      <text:p text:style-name="P2">ao1.bsp</text:p>
      <text:p text:style-name="P2">ao2.bsp</text:p>
      <text:p text:style-name="P2">ao3.bsp</text:p>
      <text:p text:style-name="P2">arnhem.bsp</text:p>
      <text:p text:style-name="P2">atsea.bsp</text:p>
      <text:p text:style-name="P2">axisbase.bsp</text:p>
      <text:p text:style-name="P2">bansh.bsp</text:p>
      <text:p text:style-name="P2">base.bsp</text:p>
      <text:p text:style-name="P2">battle1.bsp</text:p>
      <text:p text:style-name="P2">battle2.bsp</text:p>
      <text:p text:style-name="P2">battle3.bsp</text:p>
      <text:p text:style-name="P2">battle4.bsp</text:p>
      <text:p text:style-name="P2">battle5.bsp</text:p>
      <text:p text:style-name="P2">battle6.bsp</text:p>
      <text:p text:style-name="P2">bbunker.bsp</text:p>
      <text:p text:style-name="P2">bdday1.bsp</text:p>
      <text:p text:style-name="P2">bdday2.bsp</text:p>
      <text:p text:style-name="P2">bdday3.bsp</text:p>
      <text:p text:style-name="P2">bdday4.bsp</text:p>
      <text:p text:style-name="P2">bdday5.bsp</text:p>
      <text:p text:style-name="P2">beyond.bsp</text:p>
      <text:p text:style-name="P2">birkenau.bsp</text:p>
      <text:p text:style-name="P2">bm_inf.bsp</text:p>
      <text:p text:style-name="P2">bm_obj.bsp</text:p>
      <text:p text:style-name="P2">bobscell.bsp</text:p>
      <text:p text:style-name="P2">bocage.bsp</text:p>
      <text:p text:style-name="P2">bomba2.bsp</text:p>
      <text:p text:style-name="P2">brasil.bsp</text:p>
      <text:p text:style-name="P2">brickyard.bsp</text:p>
      <text:p text:style-name="P2">bridge.bsp</text:p>
      <text:p text:style-name="P2">bulge.bsp</text:p>
      <text:p text:style-name="P2">bulgef.bsp</text:p>
      <text:p text:style-name="P2">bunker.bsp</text:p>
      <text:p text:style-name="P2">bunkers.bsp</text:p>
      <text:p text:style-name="P2">calais.bsp</text:p>
      <text:p text:style-name="P2">california.bsp</text:p>
      <text:p text:style-name="P2">capturedabridge.bsp</text:p>
      <text:p text:style-name="P2">cassinob.bsp</text:p>
      <text:p text:style-name="P2">castel2k.bsp</text:p>
      <text:p text:style-name="P2">caumont.bsp</text:p>
      <text:p text:style-name="P2">cavetest.bsp</text:p>
      <text:p text:style-name="P2">cerisy.bsp</text:p>
      <text:p text:style-name="P2">church.bsp</text:p>
      <text:p text:style-name="P2">city_inv.bsp</text:p>
      <text:p text:style-name="P2">complex.bsp</text:p>
      <text:p text:style-name="P2">confusion.bsp</text:p>
      <text:p text:style-name="P2">contact.bsp</text:p>
      <text:p text:style-name="P2">country2.bsp</text:p>
      <text:p text:style-name="P2">cow.bsp</text:p>
      <text:p text:style-name="P2">crossing.bsp</text:p>
      <text:p text:style-name="P2">crossing2.bsp</text:p>
      <text:p text:style-name="P2">cwall.bsp</text:p>
      <text:p text:style-name="P2">dam.bsp</text:p>
      <text:p text:style-name="P2">das_boot.bsp</text:p>
      <text:p text:style-name="P2">dbattle.bsp</text:p>
      <text:p text:style-name="P2">dday1v.bsp</text:p>
      <text:p text:style-name="P2">dday2012-2.bsp</text:p>
      <text:p text:style-name="P2">dday6.bsp</text:p>
      <text:p text:style-name="P2">dday_espana.bsp</text:p>
      <text:p text:style-name="P2">ddayvw02.bsp</text:p>
      <text:p text:style-name="P2">derdday2v2.bsp</text:p>
      <text:p text:style-name="P2">derdday3.bsp</text:p>
      <text:p text:style-name="P2">diving.bsp</text:p>
      <text:p text:style-name="P2">dofd.bsp</text:p>
      <text:p text:style-name="P2">dofdbb.bsp</text:p>
      <text:p text:style-name="P2">dofdtb.bsp</text:p>
      <text:p text:style-name="P2">dofdv2.bsp</text:p>
      <text:p text:style-name="P2">dog2.bsp</text:p>
      <text:p text:style-name="P2">doggreen.bsp</text:p>
      <text:p text:style-name="P2">dunkirk.bsp</text:p>
      <text:p text:style-name="P2">dust.bsp</text:p>
      <text:p text:style-name="P2">dust2.bsp</text:p>
      <text:p text:style-name="P2">dutchv2.bsp</text:p>
      <text:p text:style-name="P2">dutchv3b.bsp</text:p>
      <text:p text:style-name="P2">encamp.bsp</text:p>
      <text:p text:style-name="P2">eternal.bsp</text:p>
      <text:p text:style-name="P2">eyeott.bsp</text:p>
      <text:p text:style-name="P2">factory.bsp</text:p>
      <text:p text:style-name="P2">falling.bsp</text:p>
      <text:p text:style-name="P2">farm.bsp</text:p>
      <text:p text:style-name="P2">farmr.bsp</text:p>
      <text:p text:style-name="P2">feb_close.bsp</text:p>
      <text:p text:style-name="P2">ff.bsp</text:p>
      <text:p text:style-name="P2">fight.bsp</text:p>
      <text:p text:style-name="P2">fight1.bsp</text:p>
      <text:p text:style-name="P2">fmaze.bsp</text:p>
      <text:p text:style-name="P2">fog.bsp</text:p>
      <text:p text:style-name="P2">forest.bsp</text:p>
      <text:p text:style-name="P2">forestp.bsp</text:p>
      <text:p text:style-name="P2">forestraid.bsp</text:p>
      <text:p text:style-name="P2">forestraid2.bsp</text:p>
      <text:p text:style-name="P2">frontL.bsp</text:p>
      <text:p text:style-name="P2">frontl.bsp</text:p>
      <text:p text:style-name="P2">frozen.bsp</text:p>
      <text:p text:style-name="P2">garage.bsp</text:p>
      <text:p text:style-name="P2">gbrcave.bsp</text:p>
      <text:p text:style-name="P2">gbrcity.bsp</text:p>
      <text:p text:style-name="P2">gbrmix.bsp</text:p>
      <text:p text:style-name="P2">gbrsm.bsp</text:p>
      <text:p text:style-name="P2">gbrvalley.bsp</text:p>
      <text:p text:style-name="P2">gbrvillage.bsp</text:p>
      <text:p text:style-name="P2">gbrville.bsp</text:p>
      <text:p text:style-name="P2">gemelasdday.bsp</text:p>
      <text:p text:style-name="P2">german.bsp</text:p>
      <text:p text:style-name="P2">ghetto.bsp</text:p>
      <text:p text:style-name="P2">gl_russ1.bsp</text:p>
      <text:p text:style-name="P2"><text:soft-page-break/>gold.bsp</text:p>
      <text:p text:style-name="P2">goldse.bsp</text:p>
      <text:p text:style-name="P2">grand.bsp</text:p>
      <text:p text:style-name="P2">grand1a.bsp</text:p>
      <text:p text:style-name="P2">grand1e.bsp</text:p>
      <text:p text:style-name="P2">greenhills22.bsp</text:p>
      <text:p text:style-name="P2">gtam_flakcamp.bsp</text:p>
      <text:p text:style-name="P2">gwb.bsp</text:p>
      <text:p text:style-name="P2">hamletx.bsp</text:p>
      <text:p text:style-name="P2">hanger.bsp</text:p>
      <text:p text:style-name="P2">harbor.bsp</text:p>
      <text:p text:style-name="P2">harbor2.bsp</text:p>
      <text:p text:style-name="P2">hdlberg.bsp</text:p>
      <text:p text:style-name="P2">hill054.bsp</text:p>
      <text:p text:style-name="P2">hill2.bsp</text:p>
      <text:p text:style-name="P2">hillfght.bsp</text:p>
      <text:p text:style-name="P2">house.bsp</text:p>
      <text:p text:style-name="P2">huertgen.bsp</text:p>
      <text:p text:style-name="P2">hurtgen.bsp</text:p>
      <text:p text:style-name="P2">iceworld.bsp</text:p>
      <text:p text:style-name="P2">infantry.bsp</text:p>
      <text:p text:style-name="P2">insnow.bsp</text:p>
      <text:p text:style-name="P2">iraid.bsp</text:p>
      <text:p text:style-name="P2">iraidb.bsp</text:p>
      <text:p text:style-name="P2">jpncastle.bsp</text:p>
      <text:p text:style-name="P2">jun.bsp</text:p>
      <text:p text:style-name="P2">june6130.bsp</text:p>
      <text:p text:style-name="P2">june6230.bsp</text:p>
      <text:p text:style-name="P2">june6430.bsp</text:p>
      <text:p text:style-name="P2">june6500.bsp</text:p>
      <text:p text:style-name="P2">june6630.bsp</text:p>
      <text:p text:style-name="P2">june6700.bsp</text:p>
      <text:p text:style-name="P2">jungl.bsp</text:p>
      <text:p text:style-name="P2">jungle2k.bsp</text:p>
      <text:p text:style-name="P2">juno.bsp</text:p>
      <text:p text:style-name="P2">katyn.bsp</text:p>
      <text:p text:style-name="P2">kawaj_b.bsp</text:p>
      <text:p text:style-name="P2">kf.bsp</text:p>
      <text:p text:style-name="P2">knife.bsp</text:p>
      <text:p text:style-name="P2">lavatube.bsp</text:p>
      <text:p text:style-name="P2">lavatubeOLD.bsp</text:p>
      <text:p text:style-name="P2">lcave.bsp</text:p>
      <text:p text:style-name="P2">longestday1.bsp</text:p>
      <text:p text:style-name="P2">lout.bsp</text:p>
      <text:p text:style-name="P2">luga.bsp</text:p>
      <text:p text:style-name="P2">made.bsp</text:p>
      <text:p text:style-name="P2">madex.bsp</text:p>
      <text:p text:style-name="P2">market1.bsp</text:p>
      <text:p text:style-name="P2">market2.bsp</text:p>
      <text:p text:style-name="P2">market3.bsp</text:p>
      <text:p text:style-name="P2">market4.bsp</text:p>
      <text:p text:style-name="P2">maze.bsp</text:p>
      <text:p text:style-name="P2">maze1.bsp</text:p>
      <text:p text:style-name="P2">mb.bsp</text:p>
      <text:p text:style-name="P2">mb2.bsp</text:p>
      <text:p text:style-name="P2">mb4.bsp</text:p>
      <text:p text:style-name="P2">meatgrinderb.bsp</text:p>
      <text:p text:style-name="P2">med1.bsp</text:p>
      <text:p text:style-name="P2">medfight.bsp</text:p>
      <text:p text:style-name="P2">medicarena.bsp</text:p>
      <text:p text:style-name="P2">medx15.bsp</text:p>
      <text:p text:style-name="P2">microwve.bsp</text:p>
      <text:p text:style-name="P2">midnightattack.bsp</text:p>
      <text:p text:style-name="P2">mkill.bsp</text:p>
      <text:p text:style-name="P2">monkey1.bsp</text:p>
      <text:p text:style-name="P2">mp1dday1.bsp</text:p>
      <text:p text:style-name="P2">mp1dday2.bsp</text:p>
      <text:p text:style-name="P2">mp1dday3.bsp</text:p>
      <text:p text:style-name="P2">mtown.bsp</text:p>
      <text:p text:style-name="P2">mtownb.bsp</text:p>
      <text:p text:style-name="P2">munf1.bsp</text:p>
      <text:p text:style-name="P2">munf2.bsp</text:p>
      <text:p text:style-name="P2">munf3.bsp</text:p>
      <text:p text:style-name="P2">munf4.bsp</text:p>
      <text:p text:style-name="P2">munf4b.bsp</text:p>
      <text:p text:style-name="P2">munf5.bsp</text:p>
      <text:p text:style-name="P2">munf6.bsp</text:p>
      <text:p text:style-name="P2">munf7.bsp</text:p>
      <text:p text:style-name="P2">munf7b.bsp</text:p>
      <text:p text:style-name="P2">nan.bsp</text:p>
      <text:p text:style-name="P2">nav1.bsp</text:p>
      <text:p text:style-name="P2">nav2.bsp</text:p>
      <text:p text:style-name="P2">nav3.bsp</text:p>
      <text:p text:style-name="P2">newpsp.bsp</text:p>
      <text:p text:style-name="P2">noodle.bsp</text:p>
      <text:p text:style-name="P2">norway.bsp</text:p>
      <text:p text:style-name="P2">nuenen.bsp</text:p>
      <text:p text:style-name="P2">oblivion.bsp</text:p>
      <text:p text:style-name="P2">omaha.bsp</text:p>
      <text:p text:style-name="P2">orneriver.bsp</text:p>
      <text:p text:style-name="P2">outskirts2.bsp</text:p>
      <text:p text:style-name="P2">over1.bsp</text:p>
      <text:p text:style-name="P2">over2.bsp</text:p>
      <text:p text:style-name="P2">over3.bsp</text:p>
      <text:p text:style-name="P2">over4.bsp</text:p>
      <text:p text:style-name="P2">over5.bsp</text:p>
      <text:p text:style-name="P2">over6.bsp</text:p>
      <text:p text:style-name="P2">paris.bsp</text:p>
      <text:p text:style-name="P2">pavlov.bsp</text:p>
      <text:p text:style-name="P2">pegasus.bsp</text:p>
      <text:p text:style-name="P2">pier2.bsp</text:p>
      <text:p text:style-name="P2">pillbox.bsp</text:p>
      <text:p text:style-name="P2">polmunf3b.bsp</text:p>
      <text:p text:style-name="P2">postout.bsp</text:p>
      <text:p text:style-name="P2">province_b1.bsp</text:p>
      <text:p text:style-name="P2">province_b2.bsp</text:p>
      <text:p text:style-name="P2">ptdhoc.bsp</text:p>
      <text:p text:style-name="P2">pub.bsp</text:p>
      <text:p text:style-name="P2">radar.bsp</text:p>
      <text:p text:style-name="P2">raid.bsp</text:p>
      <text:p text:style-name="P2">railyard.bsp</text:p>
      <text:p text:style-name="P2">railyardb.bsp</text:p>
      <text:p text:style-name="P2">ramelle.bsp</text:p>
      <text:p text:style-name="P2">ranch.bsp</text:p>
      <text:p text:style-name="P2">rdday1.bsp</text:p>
      <text:p text:style-name="P2">rdday2.bsp</text:p>
      <text:p text:style-name="P2">rdday3.bsp</text:p>
      <text:p text:style-name="P2">rdday4.bsp</text:p>
      <text:p text:style-name="P2">rdday5.bsp</text:p>
      <text:p text:style-name="P2">realforest.bsp</text:p>
      <text:p text:style-name="P2">resist.bsp</text:p>
      <text:p text:style-name="P2">river2.bsp</text:p>
      <text:p text:style-name="P2">river_16.bsp</text:p>
      <text:p text:style-name="P2">rmg1.bsp</text:p>
      <text:p text:style-name="P2">rmg2.bsp</text:p>
      <text:p text:style-name="P2">rmg2b.bsp</text:p>
      <text:p text:style-name="P2">rmg3.bsp</text:p>
      <text:p text:style-name="P2">rmg3bb.bsp</text:p>
      <text:p text:style-name="P2">rmg3rb.bsp</text:p>
      <text:p text:style-name="P2">rmg3tb.bsp</text:p>
      <text:p text:style-name="P2">rmg4.bsp</text:p>
      <text:p text:style-name="P2">rmg5.bsp</text:p>
      <text:p text:style-name="P2">rtdunkirk2.bsp</text:p>
      <text:p text:style-name="P2">ruins.bsp</text:p>
      <text:p text:style-name="P2">ruins2.bsp</text:p>
      <text:p text:style-name="P2">sanlo.bsp</text:p>
      <text:p text:style-name="P2">schlitz1.bsp</text:p>
      <text:p text:style-name="P2">schlitz2.bsp</text:p>
      <text:p text:style-name="P2">seaside.bsp</text:p>
      <text:p text:style-name="P2">seaside2.bsp</text:p>
      <text:p text:style-name="P2">sesame.bsp</text:p>
      <text:p text:style-name="P2">sgmunf.bsp</text:p>
      <text:p text:style-name="P2">sgmunfb.bsp</text:p>
      <text:p text:style-name="P2">shard1.bsp</text:p>
      <text:p text:style-name="P2">shipfight.bsp</text:p>
      <text:p text:style-name="P2">shouse.bsp</text:p>
      <text:p text:style-name="P2">siege.bsp</text:p>
      <text:p text:style-name="P2">sloss.bsp</text:p>
      <text:p text:style-name="P2">smalltown.bsp</text:p>
      <text:p text:style-name="P2">smallv1.bsp</text:p>
      <text:p text:style-name="P2">smallville.bsp</text:p>
      <text:p text:style-name="P2">sn.bsp</text:p>
      <text:p text:style-name="P2">sniper.bsp</text:p>
      <text:p text:style-name="P2">snipertower.bsp</text:p>
      <text:p text:style-name="P2">snipertower2.bsp</text:p>
      <text:p text:style-name="P2">snipertowntest.bsp</text:p>
      <text:p text:style-name="P2">son.bsp</text:p>
      <text:p text:style-name="P2">sonofabeach.bsp</text:p>
      <text:p text:style-name="P2">soviet7b.bsp</text:p>
      <text:p text:style-name="P2">soviet8b.bsp</text:p>
      <text:p text:style-name="P2">spambox1.bsp</text:p>
      <text:p text:style-name="P2">square.bsp</text:p>
      <text:p text:style-name="P2">sscomplex.bsp</text:p>
      <text:p text:style-name="P2">stadium.bsp</text:p>
      <text:p text:style-name="P2">stlo.bsp</text:p>
      <text:p text:style-name="P2">stopdetank.bsp</text:p>
      <text:p text:style-name="P2">streetfight.bsp</text:p>
      <text:p text:style-name="P2">sturm.bsp</text:p>
      <text:p text:style-name="P2">subway.bsp</text:p>
      <text:p text:style-name="P2">swamp.bsp</text:p>
      <text:p text:style-name="P2">sword.bsp</text:p>
      <text:p text:style-name="P2">sword2k.bsp</text:p>
      <text:p text:style-name="P2">sykorak.bsp</text:p>
      <text:p text:style-name="P2">tambush.bsp</text:p>
      <text:p text:style-name="P2">tbridges.bsp</text:p>
      <text:p text:style-name="P2">temple.bsp</text:p>
      <text:p text:style-name="P2">terrain.bsp</text:p>
      <text:p text:style-name="P2">testvier2.bsp</text:p>
      <text:p text:style-name="P2">theater.bsp</text:p>
      <text:p text:style-name="P2">town.bsp</text:p>
      <text:p text:style-name="P2">train.bsp</text:p>
      <text:p text:style-name="P2">trench.bsp</text:p>
      <text:p text:style-name="P2">trenches.bsp</text:p>
      <text:p text:style-name="P2">tula.bsp</text:p>
      <text:p text:style-name="P2">tunnel.bsp</text:p>
      <text:p text:style-name="P2">turret.bsp</text:p>
      <text:p text:style-name="P2">u571.bsp</text:p>
      <text:p text:style-name="P2">uberxmas1.bsp</text:p>
      <text:p text:style-name="P2">uberxmas2.bsp</text:p>
      <text:p text:style-name="P2">udday1.bsp</text:p>
      <text:p text:style-name="P2">udday2.bsp</text:p>
      <text:p text:style-name="P2">udday3.bsp</text:p>
      <text:p text:style-name="P2">udday4.bsp</text:p>
      <text:p text:style-name="P2">udday5.bsp</text:p>
      <text:p text:style-name="P2">underground.bsp</text:p>
      <text:p text:style-name="P2">urban.bsp</text:p>
      <text:p text:style-name="P2"><text:soft-page-break/>urban2.bsp</text:p>
      <text:p text:style-name="P2">uriver.bsp</text:p>
      <text:p text:style-name="P2">valleytest.bsp</text:p>
      <text:p text:style-name="P2">ville.bsp</text:p>
      <text:p text:style-name="P2">vrdday.bsp</text:p>
      <text:p text:style-name="P2">wackypb.bsp</text:p>
      <text:p text:style-name="P2">war.bsp</text:p>
      <text:p text:style-name="P2">war0.bsp</text:p>
      <text:p text:style-name="P2">war2.bsp</text:p>
      <text:p text:style-name="P2">war3.bsp</text:p>
      <text:p text:style-name="P2">warsaw.bsp</text:p>
      <text:p text:style-name="P2">wetland.bsp</text:p>
      <text:p text:style-name="P2">wiltz.bsp</text:p>
      <text:p text:style-name="P2">wiltzb.bsp</text:p>
      <text:p text:style-name="P2">wiltzv2.bsp</text:p>
      <text:p text:style-name="P2">wolf.bsp</text:p>
      <text:p text:style-name="P2">zsonic.bsp</text:p>
      <text:p text:style-name="P2">arabtown.bsp</text:p>
      <text:p text:style-name="P2">street1.bsp</text:p>
      <text:p text:style-name="P2">bombed.bsp</text:p>
      <text:p text:style-name="P2">ambush_b3.bsp</text:p>
      <text:p text:style-name="P2">ch.gbrdday5.bsp</text:p>
      <text:p text:style-name="P2">lostcoast.bsp</text:p>
      <text:p text:style-name="P2">2jeep.bsp</text:p>
      <text:p text:style-name="P2">352.bsp</text:p>
      <text:p text:style-name="P2">3mp.bsp</text:p>
      <text:p text:style-name="P2">4mp.bsp</text:p>
      <text:p text:style-name="P2">4towers.bsp</text:p>
      <text:p text:style-name="P2">506ec.bsp</text:p>
      <text:p text:style-name="P2">battleclans.bsp</text:p>
      <text:p text:style-name="P2">carantein.bsp</text:p>
      <text:p text:style-name="P2">carreta.bsp</text:p>
      <text:p text:style-name="P2">casablanca.bsp</text:p>
      <text:p text:style-name="P2">ch.desert1.bsp</text:p>
      <text:p text:style-name="P2">ch.desert2.bsp</text:p>
      <text:p text:style-name="P2">ch.desert3.bsp</text:p>
      <text:p text:style-name="P2">ch.desert4.bsp</text:p>
      <text:p text:style-name="P2">ch.desert5.bsp</text:p>
      <text:p text:style-name="P2">ch.desert6.bsp</text:p>
      <text:p text:style-name="P2">ch.desert7.bsp</text:p>
      <text:p text:style-name="P2">ch.doomtown.bsp</text:p>
      <text:p text:style-name="P2">ch.gbrcave.bsp</text:p>
      <text:p text:style-name="P2">ch.gbrdday1.bsp</text:p>
      <text:p text:style-name="P2">ch.gbrdday2.bsp</text:p>
      <text:p text:style-name="P2">ch.gbrdday3.bsp</text:p>
      <text:p text:style-name="P2">ch.gbrdday4.bsp</text:p>
      <text:p text:style-name="P2">ch.kawaj.bsp</text:p>
      <text:p text:style-name="P2">ch.gbrsnow1.bsp</text:p>
      <text:p text:style-name="P2">ch.gbrsnow2.bsp</text:p>
      <text:p text:style-name="P2">ch.gbrsnow3.bsp</text:p>
      <text:p text:style-name="P2">ch.gbrsnow4.bsp</text:p>
      <text:p text:style-name="P2">ch.gbrvalley.bsp</text:p>
      <text:p text:style-name="P2">ch.luga.bsp</text:p>
      <text:p text:style-name="P2">ch.poldday1.bsp</text:p>
      <text:p text:style-name="P2">ch.poldday2.bsp</text:p>
      <text:p text:style-name="P2">ch.poldday3.bsp</text:p>
      <text:p text:style-name="P2">ch.poldday4.bsp</text:p>
      <text:p text:style-name="P2">ch.poldday5.bsp</text:p>
      <text:p text:style-name="P2">ch.polmunf1.bsp</text:p>
      <text:p text:style-name="P2">ch.polmunf2.bsp</text:p>
      <text:p text:style-name="P2">ch.polmunf3.bsp</text:p>
      <text:p text:style-name="P2">ch.pureevil.bsp</text:p>
      <text:p text:style-name="P2">ch.reichstag.bsp</text:p>
      <text:p text:style-name="P2">ch.soviet1.bsp</text:p>
      <text:p text:style-name="P2">ch.soviet2.bsp</text:p>
      <text:p text:style-name="P2">ch.soviet3.bsp</text:p>
      <text:p text:style-name="P2">ch.soviet4.bsp</text:p>
      <text:p text:style-name="P2">ch.soviet5.bsp</text:p>
      <text:p text:style-name="P2">ch.soviet6.bsp</text:p>
      <text:p text:style-name="P2">ch.soviet7.bsp</text:p>
      <text:p text:style-name="P2">ch.soviet8.bsp</text:p>
      <text:p text:style-name="P2">ch.tambush.bsp</text:p>
      <text:p text:style-name="P2">ch.uprising.bsp</text:p>
      <text:p text:style-name="P2">ch.wake.bsp</text:p>
      <text:p text:style-name="P2">city_x_by_hans!!.bsp</text:p>
      <text:p text:style-name="P2">ddaysp1.bsp</text:p>
      <text:p text:style-name="P2">dday_villa.bsp</text:p>
      <text:p text:style-name="P2">docks.bsp</text:p>
      <text:p text:style-name="P2">doomtownup.bsp</text:p>
      <text:p text:style-name="P2">dt2.bsp</text:p>
      <text:p text:style-name="P2">fy_dus~1.bsp</text:p>
      <text:p text:style-name="P2">glcan1.bsp</text:p>
      <text:p text:style-name="P2">glforest2tc.bsp</text:p>
      <text:p text:style-name="P2">go!!.bsp</text:p>
      <text:p text:style-name="P2">hans.bsp</text:p>
      <text:p text:style-name="P2">mountains.bsp</text:p>
      <text:p text:style-name="P2">newmap.bsp</text:p>
      <text:p text:style-name="P2">open.bsp</text:p>
      <text:p text:style-name="P2">playa.bsp</text:p>
      <text:p text:style-name="P2">pureevil.bsp</text:p>
      <text:p text:style-name="P2">rain.bsp</text:p>
      <text:p text:style-name="P2">reichstag.bsp</text:p>
      <text:p text:style-name="P2">rst05.bsp</text:p>
      <text:p text:style-name="P2">tebessa.bsp</text:p>
      <text:p text:style-name="P2">tebessa_wall.bsp</text:p>
      <text:p text:style-name="P2">toujane.bsp</text:p>
      <text:p text:style-name="P2">uprising.bsp</text:p>
      <text:p text:style-name="P2">xcity.bsp</text:p>
      <text:p text:style-name="P2">brithedgebh.bsp</text:p>
      <text:p text:style-name="P2">bulgebh.bsp</text:p>
      <text:p text:style-name="P2">capuzzobh.bsp</text:p>
      <text:p text:style-name="P2">cassinobh.bsp</text:p>
      <text:p text:style-name="P2">dofdbbh.bsp</text:p>
      <text:p text:style-name="P2">dofdtownbh.bsp</text:p>
      <text:p text:style-name="P2">dutchv3bh.bsp</text:p>
      <text:p text:style-name="P2">falaisebh.bsp</text:p>
      <text:p text:style-name="P2">frozenbh.bsp</text:p>
      <text:p text:style-name="P2">gb1stdaybh.bsp</text:p>
      <text:p text:style-name="P2">gb1stnightbh.bsp</text:p>
      <text:p text:style-name="P2">greenisbh.bsp</text:p>
      <text:p text:style-name="P2">iraidbh.bsp</text:p>
      <text:p text:style-name="P2">lasttownbh.bsp</text:p>
      <text:p text:style-name="P2">market1bh.bsp</text:p>
      <text:p text:style-name="P2">meatgrinderbh.bsp</text:p>
      <text:p text:style-name="P2">milnebaybh.bsp</text:p>
      <text:p text:style-name="P2">mtownbh.bsp</text:p>
      <text:p text:style-name="P2">munfbocagebh.bsp</text:p>
      <text:p text:style-name="P2">pathfinderbh.bsp</text:p>
      <text:p text:style-name="P2">poltownbh.bsp</text:p>
      <text:p text:style-name="P2">railbh.bsp</text:p>
      <text:p text:style-name="P2">railyardbh.bsp</text:p>
      <text:p text:style-name="P2">sgmunfbh.bsp</text:p>
      <text:p text:style-name="P2">soviet7bh.bsp</text:p>
      <text:p text:style-name="P2">soviet8bh.bsp</text:p>
      <text:p text:style-name="P2">suribachibh.bsp</text:p>
      <text:p text:style-name="P2">tobrukbh.bsp</text:p>
      <text:p text:style-name="P2">wiltzbh.bsp</text:p>
      <text:p text:style-name="P2">emilitar1.bsp</text:p>
      <text:p text:style-name="P2">hangerbanger.bsp</text:p>
      <text:p text:style-name="P2">lsd.bsp</text:p>
      <text:p text:style-name="P2">rok.bsp</text:p>
      <text:p text:style-name="P2">feb_bridge.bsp</text:p>
      <text:p text:style-name="P2">redfishdday1.bsp</text:p>
      <text:p text:style-name="P2">munf10.bsp</text:p>
      <text:p text:style-name="P2">jpr.bsp</text:p>
      <text:p text:style-name="P2">munf11.bsp</text:p>
      <text:p text:style-name="P2">polwest1.bsp</text:p>
      <text:p text:style-name="P2">munf12.bsp</text:p>
      <text:p text:style-name="P2">polwest2.bsp</text:p>
      <text:p text:style-name="P2">munf9.bsp</text:p>
      <text:p text:style-name="P2">polwest3.bsp</text:p>
      <text:p text:style-name="P2">munf8.bsp</text:p>
      <text:p text:style-name="P2">polwest4.bsp</text:p>
      <text:p text:style-name="P2">fforest.bsp</text:p>
      <text:p text:style-name="P2">ddaydeset2.bsp</text:p>
      <text:p text:style-name="P2">formul1.bsp</text:p>
      <text:p text:style-name="P2">doomtown1880.bsp</text:p>
      <text:p text:style-name="P2">rlives2.bsp</text:p>
      <text:p text:style-name="P2">medarena.bsp</text:p>
      <text:p text:style-name="P2">sofs.bsp</text:p>
      <text:p text:style-name="P2">forest5.bsp</text:p>
      <text:p text:style-name="P2">thegorge.bsp</text:p>
      <text:p text:style-name="P2">feb.bsp</text:p>
      <text:p text:style-name="P2">tie.bsp</text:p>
      <text:p text:style-name="P2">sk33t.bsp</text:p>
      <text:p text:style-name="P2">fracaro.bsp</text:p>
      <text:p text:style-name="P2">150lbob.bsp</text:p>
      <text:p text:style-name="P2">tietest.bsp</text:p>
      <text:p text:style-name="P2">203.bsp</text:p>
      <text:p text:style-name="P2">gkdday.bsp</text:p>
      <text:p text:style-name="P2">abasev12.bsp</text:p>
      <text:p text:style-name="P2">gorge2.bsp</text:p>
      <text:p text:style-name="P2">beach15.bsp</text:p>
      <text:p text:style-name="P2">greenp.bsp</text:p>
      <text:p text:style-name="P2">bimfv2.bsp</text:p>
      <text:p text:style-name="P2">hamlet.bsp</text:p>
      <text:p text:style-name="P2">bunkier2.bsp</text:p>
      <text:p text:style-name="P2">dragon2.bsp</text:p>
      <text:p text:style-name="P2">ddaycity_orig.bsp</text:p>
      <text:p text:style-name="P2">jap2dday2.bsp</text:p>
      <text:p text:style-name="P2">ddaydeset.bsp</text:p>
      <text:p text:style-name="P2">arena00.bsp</text:p>
      <text:p text:style-name="P2">desertbattle1.bsp</text:p>
      <text:p text:style-name="P2">dutchlib.bsp</text:p>
      <text:p text:style-name="P2">desertbattle2.bsp</text:p>
      <text:p text:style-name="P2">dv2.bsp</text:p>
      <text:p text:style-name="P2">desertbattle3.bsp</text:p>
      <text:p text:style-name="P2">dv2x.bsp</text:p>
      <text:p text:style-name="P2">desertbattle4.bsp</text:p>
      <text:p text:style-name="P2">japdday2.bsp</text:p>
      <text:p text:style-name="P2">doomtown2k6.bsp</text:p>
      <text:p text:style-name="P2">jpnmap.bsp</text:p>
      <text:p text:style-name="P2">doomtownab.bsp</text:p>
      <text:p text:style-name="P2">leavy2.bsp</text:p>
      <text:p text:style-name="P2">doomtownex.bsp</text:p>
      <text:p text:style-name="P2">marketgarden.bsp</text:p>
      <text:p text:style-name="P2">tobrukold.bsp</text:p>
      <text:p text:style-name="P2">trenchfight.b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Hernou</meta:initial-creator>
    <meta:creation-date>2017-03-31T15:53:33.652933566</meta:creation-date>
    <dc:date>2017-04-14T07:11:59.691107106</dc:date>
    <meta:editing-duration>PT4M59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3" meta:paragraph-count="580" meta:word-count="580" meta:character-count="6451" meta:non-whitespace-character-count="6451"/>
  </office:meta>
</office:document-meta>
</file>